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b8ff" draw:textarea-horizontal-align="center" draw:textarea-vertical-align="middle"/>
    </style:style>
    <style:style style:name="gr2" style:family="graphic" style:parent-style-name="standard">
      <style:graphic-properties draw:fill-color="#7da647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59cm" svg:height="0.936cm" svg:x="0.222cm" svg:y="3.342cm">
          <text:p text:style-name="P1">NetInterface</text:p>
        </draw:rect>
        <draw:rect draw:style-name="gr2" draw:text-style-name="P1" draw:layer="layout" svg:width="4.459cm" svg:height="0.936cm" svg:x="0.222cm" svg:y="0.138cm">
          <text:p text:style-name="P1">PCE</text:p>
        </draw:rect>
        <draw:rect draw:style-name="gr3" draw:text-style-name="P1" draw:layer="layout" svg:width="4.306cm" svg:height="0.936cm" svg:x="0.298cm" svg:y="4.945cm">
          <text:p text:style-name="P1">CANInterface</text:p>
        </draw:rect>
        <draw:rect draw:style-name="gr4" draw:text-style-name="P1" draw:layer="layout" svg:width="4.459cm" svg:height="0.936cm" svg:x="0.222cm" svg:y="1.741cm">
          <text:p text:style-name="P1">LinkControl</text:p>
        </draw:rect>
        <draw:custom-shape draw:style-name="gr5" draw:text-style-name="P1" draw:layer="layout" svg:width="0.593cm" svg:height="0.648cm" svg:x="2.155cm" svg:y="1.07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93cm" svg:height="0.649cm" svg:x="2.155cm" svg:y="2.69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93cm" svg:height="0.649cm" svg:x="2.155cm" svg:y="4.298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06T09:34:49.40</meta:creation-date>
    <dc:date>2009-05-06T17:20:08</dc:date>
    <meta:editing-duration>PT00H16M44S</meta:editing-duration>
    <meta:editing-cycles>2</meta:editing-cycles>
    <meta:generator>OpenOffice.org/3.0$Unix OpenOffice.org_project/300m15$Build-9379</meta:generator>
    <dc:creator>Bob Jacobsen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